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paragraph-rsid="000ca44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0ca440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49f7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2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rsid="000ca440" officeooo:paragraph-rsid="000ca440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  <style:style style:name="T2" style:family="text">
      <style:text-properties officeooo:rsid="00100058"/>
    </style:style>
    <style:style style:name="T3" style:family="text">
      <style:text-properties officeooo:rsid="00116c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Espionagem e segurança na web pautam encontro do Fórum <text:span text:style-name="T2">Internacional </text:span>Software Livre em Porto Alegre</text:p>
      <text:p text:style-name="P1"/>
      <text:p text:style-name="P1"><text:s/></text:p>
      <text:p text:style-name="P3">Evento reúne especialistas nacionais e internacionais em Software Livre </text:p>
      <text:p text:style-name="P3"><text:s/></text:p>
      <text:p text:style-name="P3"/>
      <text:p text:style-name="P3">A descoberta de espionagem na rede mundial de computadores pelos Estados Unidos sacudiu relações internacionais e não ficará de fora dos debates do Fórum <text:span text:style-name="T2">Internacional </text:span>Software Livre que acontece em Porto Alegre a partir do dia 7 de maio, no Centro de Eventos da PUC. </text:p>
      <text:p text:style-name="P3"/>
      <text:p text:style-name="P3">- Existe o monitoramento desde a década de 90 e é ingênuo acreditar que haverá algum tipo de privacidade na internet. Eles estão gravando tudo. Há uma elite global que se uniu e trabalham juntos com objetivos particulares - afirma o coordenador de infraestrutura do FISL, Thomas Soares. </text:p>
      <text:p text:style-name="P3"/>
      <text:p text:style-name="P3">Países como Brasil, Alemanha e México reagiram às denúncias de que Washington teria espionado mensagens de grandes autoridades nacionais. O fato chegou a motivar o cancelamento de uma visita da Presidenta Dilma Rousseff aos Estados Unidos no ano passado. </text:p>
      <text:p text:style-name="P3"/>
      <text:p text:style-name="P3">O fenômeno tem modificado a realidade daqueles que acreditam permanentemente serem investigados. Se no passado, o auge era o FBI e a CIA, hoje as instituições que estão no alvo são NSA (National Security Agency) e NRO (National Reconnaissance Office) </text:p>
      <text:p text:style-name="P3"/>
      <text:p text:style-name="P3">- Muitos falam da NSA, mas poucos falam da NRO. Ela existe há muito tempo e seu funcionamento pode ser comparado com batedores que vão na frente antes das tropas chegarem e descobrem onde estão os líderes e o que fazem os seus comandantes usando meios digitais - completou Thomas. </text:p>
      <text:p text:style-name="P3"/>
      <text:p text:style-name="P3">O FISL ocorre de 7 a 10 de maio no Centro de Eventos da PUCRS, localizado na Avenida Ipiranga, n° 6681. A programação completa, outras informações e inscrições podem ser obtidos no site <text:a xlink:type="simple" xlink:href="http://www.fisl.org.br/">www.fisl.org.br</text:a>. </text:p>
      <text:p text:style-name="P2"/>
      <text:p text:style-name="P6">Sobre o FISL </text:p>
      <text:p text:style-name="P5"/>
      <text:p text:style-name="P5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5"/>
      <text:p text:style-name="P6">Assessoria de Imprensa </text:p>
      <text:p text:style-name="P5">Fones: (51) 3361.6016 / (51) 8536.0690 / (51) 8536.0691 </text:p>
      <text:p text:style-name="P5">E-mail: <text:s/>playpress@playpress.com.br</text:p>
      <text:p text:style-name="P5"/>
      <text:p text:style-name="P5">Redação: Mariana da Rosa </text:p>
      <text:p text:style-name="P5">Coordenação: Marcelo Matusiak</text:p>
      <text:p text:style-name="P4"/>
      <text:p text:style-name="P7">Material promocional do FISL e logotipo em alta resolução e vetorial:</text:p>
      <text:p text:style-name="P11"><text:a xlink:type="simple" xlink:href="http://comunicacao.softwarelivre.org/fisl15"><text:span text:style-name="T1">http://comunicacao.softwarelivre.org/fisl15</text:span></text:a></text:p>
      <text:p text:style-name="P9"/>
      <text:p text:style-name="P8">Fotos em alta resolução da última edição do FISL:</text:p>
      <text:p text:style-name="P10"><text:a xlink:type="simple" xlink:href="https://www.flickr.com/photos/fisl14">https://www.flickr.com/photos/fisl14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Paulo Santana</dc:creator>
    <meta:editing-cycles>10</meta:editing-cycles>
    <meta:creation-date>2014-04-30T13:37:00</meta:creation-date>
    <dc:date>2014-05-05T12:20:09.682129408</dc:date>
    <meta:editing-duration>PT13S</meta:editing-duration>
    <meta:generator>LibreOffice/4.1.3.2$Linux_x86 LibreOffice_project/410m0$Build-2</meta:generator>
    <meta:document-statistic meta:table-count="0" meta:image-count="0" meta:object-count="0" meta:page-count="1" meta:paragraph-count="21" meta:word-count="384" meta:character-count="2492" meta:non-whitespace-character-count="211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